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PingFang SC" svg:font-family="PingFang SC"/>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0e0e0"/>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PingFang SC" fo:letter-spacing="0.0000in"/>
    </style:style>
    <style:style style:name="TableColumn1" style:family="table-column">
      <style:table-column-properties style:column-width="3.4625in" style:rel-column-width="32767*"/>
    </style:style>
  </office:automatic-styles>
  <office:body>
    <office:text>
      <text:p text:style-name="P1"><text:span text:style-name="T1">选择 | 2007.04.28 14:59 | </text:span><text:span text:style-name="T2">#</text:span></text:p>
      <text:p text:style-name="P2"><text:span text:style-name="T1">最近看了一位记者的翻译,推荐给大家...</text:span></text:p>
      <text:p text:style-name="P2"><text:span text:style-name="T1">两位犹太学者关于巴以问题的辩论</text:span></text:p>
      <text:p text:style-name="P2"><text:span text:style-name="T1">链接在:</text:span><text:span text:style-name="T3"><text:line-break/></text:span><text:span text:style-name="T1">http://liubo.blshe.com/</text:span></text:p>
      <text:p text:style-name="P2"><text:span text:style-name="T1">原文链接：</text:span><text:span text:style-name="T3"><text:line-break/></text:span><text:span text:style-name="T1">http://www.democracynow.org/finkelstein-benami.shtml</text:span></text:p>
      <text:p text:style-name="P1"><text:span text:style-name="T1">陳真 | 2007.04.24 08:54 | </text:span><text:span text:style-name="T2">#</text:span></text:p>
      <text:p text:style-name="P3"><text:span text:style-name="T1">謝啥啊? 別客氣啊. 各言爾志罷了. 志者偏見也; 差別只是在於我不需要用無謂的所謂論述來表達一種偏見.</text:span></text:p>
      <text:p text:style-name="P3"><text:span text:style-name="T1">社會科學總是讓我感覺像在上作文課,很兒戲. 這門學科,如果丟掉修辭與包裝以及各種瑣碎事實,我不知道它究竟還剩下一些什麼足以令人動容的東西.</text:span></text:p>
      <text:p text:style-name="P1"><text:span text:style-name="T1">仔仔 | 2007.04.23 22:28 | </text:span><text:span text:style-name="T2">#</text:span></text:p>
      <text:p text:style-name="P2"><text:span text:style-name="T1">陳先生謝謝您！</text:span></text:p>
      <text:p text:style-name="P1"><text:span text:style-name="T1">陳真 | 2007.04.23 17:19 | </text:span><text:span text:style-name="T2">#</text:span></text:p>
      <text:p text:style-name="P3"><text:span text:style-name="T1">不是,我是指文章內容避重就輕 (美國政府居心是善良的,它只是被一群遊說團给帶壞了),倒因為果(外面有一群壞人,叫做恐怖份子,美國必須負起責任維護世界和平)...等等.</text:span></text:p>
      <text:p text:style-name="P3"><text:span text:style-name="T1">這文章只是表達一種立場,而不是見解.</text:span></text:p>
      <text:p text:style-name="P1"><text:span text:style-name="T1">仔仔 | 2007.04.22 20:03 | </text:span><text:span text:style-name="T2">#</text:span></text:p>
      <text:p text:style-name="P2"><text:span text:style-name="T1">陳真先生說我貼的文章避重就輕，對不起，我不太了解您的意思。我猜您的避重就輕的意思是不是指我那篇文章只把開頭和結尾全文貼出來，其他主要內容只貼標題不貼內文？如果是這樣的話這樣那真不好意思因為那篇文章太長了，不論一次貼在留言版上或分段貼都可能讓大家會覺得很亂，所以我才用這種方式呈現。</text:span><text:span text:style-name="T3"><text:line-break/></text:span></text:p>
      <text:p text:style-name="P1"><text:span text:style-name="T1">陳真 | 2007.04.22 03:54 | </text:span><text:span text:style-name="T2">#</text:span></text:p>
      <text:p text:style-name="P3"><text:span text:style-name="T1">我一點都看不出來這種避重就輕的文章有何智能上足以吸引人之處.</text:span></text:p>
      <text:p text:style-name="P1"><text:span text:style-name="T1">仔仔 | 2007.04.21 00:18 | </text:span><text:span text:style-name="T2">#</text:span></text:p>
      <text:p text:style-name="P2"><text:span text:style-name="T1">在不久之前，我在奇摩部落格上找到了這一篇文章「以色列院外遊說集團與美國對外政策」。文章大約是在說這些 以色列院外遊說集團是如何在美國的外交政策上呼風喚雨，文章作者是兩位美國教授：芝加哥大學政治科學系教授約翰．米爾斯海默（John J. Mearsheimer）、哈佛大學甘迺迪政府學院教授史蒂芬．瓦爾特（Stephen M. Walt）</text:span><text:span text:style-name="T3"><text:line-break/></text:span><text:span text:style-name="T1">內容蠻精采的，值得一看，不過由於文章實在太長了，所以在此我只把前言和結語的內容，以及各段落的標題給貼上，讓大家知道文章內容大概是什麼，至於想進一步了解全文內容就請到此網站http://yuligong.blshe.com/post/161/4008</text:span></text:p>
      <text:p text:style-name="P2"><text:span text:style-name="T1">文章內容如下：</text:span><text:span text:style-name="T3"><text:line-break/></text:span><text:span text:style-name="T1">以色列院外遊說集團與美國對外政策（節譯）</text:span><text:span text:style-name="T3"><text:line-break/></text:span><text:span text:style-name="T1">　　　　　　　　　　　　　譯者：劉波</text:span><text:span text:style-name="T3"><text:line-break/></text:span><text:span text:style-name="T1">　　　　　　　　　　　　　　　前言</text:span><text:span text:style-name="T3"><text:line-break/></text:span><text:span text:style-name="T1">美國的對外政策影響到世界的每個角落，尤其是在充滿動盪而又極具戰略意義的中東。近年來布希政府試圖將該地區改造為一個民主政體的聯合體，而這激發了伊拉克的抵抗活動，引起了世界油價大漲，以及馬德里、倫敦和安曼遭到恐怖分子的炸彈襲擊。由於美國的對外政策影響如此之大，所有國家都需要瞭解它的背後驅動力量。</text:span></text:p>
      <text:p text:style-name="P2"><text:span text:style-name="T1">美國國家利益本應是美國對外政策的首要目標。但在過去的幾十年裡，尤其是在1967年的"六日戰爭"後，與以色列的關係佔據了美國中東政策的核心位置。美國對以色列始終不渝的支持、以及與此相關的在整個地區擴展民主的努力，激怒了阿拉伯和伊斯蘭世界的民眾，威脅到美國自身的安全。</text:span></text:p>
      <text:p text:style-name="P2"><text:span text:style-name="T1">這在美國政治史上是前所未見的。美國為何會甘願為另一個國家的利益而不顧自己的安全？有人可能會認為，兩國的聯合是源於共同的戰略利益或迫切的道德需要。但我們將指出，這兩種解釋都無法說明美國提供給以色列如此巨大物質和外交支持是合理的。</text:span></text:p>
      <text:p text:style-name="P2"><text:span text:style-name="T1">實際上美國在該地區的政策是由美國的國內政治左右的，尤其是“以色列院外遊說集團”的活動。曾經有些利益集團改變過美國的對外政策方向，但從沒有任何遊說集團像這個集團那樣，能夠讓美國的政策轉到不利於美國國家利益的方向。</text:span></text:p>
      <text:p text:style-name="P2"><text:span text:style-name="T1">第一節 巨大的受益者</text:span></text:p>
      <text:p text:style-name="P2"><text:span text:style-name="T1">第二節 戰略包袱</text:span></text:p>
      <text:p text:style-name="P2"><text:span text:style-name="T1">第三節 站不住腳的道德理由</text:span><text:span text:style-name="T3"><text:line-break/></text:span><text:span text:style-name="T1">1.支持弱者？</text:span><text:span text:style-name="T3"><text:line-break/></text:span><text:span text:style-name="T1">2.民主國家互助？</text:span><text:span text:style-name="T3"><text:line-break/></text:span><text:span text:style-name="T1">3.贖罪？</text:span><text:span text:style-name="T3"><text:line-break/></text:span><text:span text:style-name="T1">4.“道德的以色列人”vs.“邪惡的阿拉伯人　　　　　　</text:span></text:p>
      <text:p text:style-name="P2"><text:span text:style-name="T1">第四節 以色列院外遊說集團 　　</text:span><text:span text:style-name="T3"><text:line-break/></text:span><text:span text:style-name="T1">力量來源</text:span><text:span text:style-name="T3"><text:line-break/></text:span><text:span text:style-name="T1">遊說策略</text:span><text:span text:style-name="T3"><text:line-break/></text:span><text:span text:style-name="T1">影響國會</text:span><text:span text:style-name="T3"><text:line-break/></text:span><text:span text:style-name="T1">影響行政部門</text:span><text:span text:style-name="T3"><text:line-break/></text:span><text:span text:style-name="T1">　操縱媒體</text:span><text:span text:style-name="T3"><text:line-break/></text:span><text:span text:style-name="T1">一邊倒的智庫</text:span><text:span text:style-name="T3"><text:line-break/></text:span><text:span text:style-name="T1">檢查學術界</text:span><text:span text:style-name="T3"><text:line-break/></text:span><text:span text:style-name="T1">叫人閉嘴的好方法</text:span></text:p>
      <text:p text:style-name="P2"><text:span text:style-name="T1">第五節 “尾巴搖狗”</text:span><text:span text:style-name="T3"><text:line-break/></text:span><text:span text:style-name="T1">將巴勒斯坦人妖魔化</text:span><text:span text:style-name="T3"><text:line-break/></text:span><text:span text:style-name="T1">以色列與伊戰</text:span><text:span text:style-name="T3"><text:line-break/></text:span><text:span text:style-name="T1">遊說集團與伊戰</text:span><text:span text:style-name="T3"><text:line-break/></text:span><text:span text:style-name="T1">地區改造夢想　</text:span><text:span text:style-name="T3"><text:line-break/></text:span><text:span text:style-name="T1">瞄準敘利亞</text:span><text:span text:style-name="T3"><text:line-break/></text:span><text:span text:style-name="T1">瞄準伊朗</text:span><text:span text:style-name="T3"><text:line-break/></text:span><text:span text:style-name="T1">結語</text:span></text:p>
      <text:p text:style-name="P2"><text:span text:style-name="T1">看到美國在伊拉克的困境、美國在阿拉伯－伊斯蘭世界形象的破壞，以及近期披露的AIPAC職員將美國的國家秘密透露給以色列，看到這一切，人們可能會問：我們有可能制止遊說集團的力量嗎？人們也可能想到，阿拉法特的死和溫和的阿巴斯的當選會促使美國推進和平進程。簡言之，美國領導人有充足的餘地疏遠遊說集團，更加根據美國的國家利益制定中東政策。利用美國的力量在以色列人和巴勒斯坦人之間實現公正的和平，這將促進戰勝極端主義、推動中東民主的長遠目標。</text:span></text:p>
      <text:p text:style-name="P2"><text:span text:style-name="T1">但這樣的前景很遠。在遊說界，AIPAC和基督教錫安主義者沒有什麼對手。他們知道自己的工作會越來越困難，所以正在擴充人員，加大力度。美國政治家非常依靠競選捐款，而主流媒體也不會轉變立場。</text:span></text:p>
      <text:p text:style-name="P2"><text:span text:style-name="T1">形勢讓人非常擔憂，遊說集團的影響造成了多方面的麻煩。首先它加劇了恐怖主義威脅，而且這影響到了美國的歐洲盟國。它使得巴、以問題無法解決，這讓極端分子找到藉口招兵買馬，刺激全世界的伊斯蘭極端主義。如果遊說集團鼓吹的政權更迭導致美國打擊伊朗和敘利亞，將會帶來更大的災難。遊說集團對這兩國的敵意使得華盛頓無法在反恐和穩定伊拉克方面取得它們的支持，而這種支持是非常迫切需要的。</text:span></text:p>
      <text:p text:style-name="P1"><text:span text:style-name="T1">陳真 | 2007.04.17 06:35 | </text:span><text:span text:style-name="T2">#</text:span></text:p>
      <text:p text:style-name="P3"><text:span text:style-name="T1">本台耳目眾多,有兩位駐台北特派員良哲與懷軒,在樂生遊行活動中跟翠容見了面,多謝翠容,多謝兩位.</text:span></text:p>
      <text:p text:style-name="P3"><text:span text:style-name="T1">本來也要北上,幸好學姐英明,及時阻止. 北上倒不是為了樂生(我其實對樂生一點也不關心),北上只是想再度追隨柳春春阿忠的腳步(跟睡薯講的應該是不一樣的阿忠吧?!)</text:span></text:p>
      <text:p text:style-name="P3"><text:span text:style-name="T1">樂生遊行其實讓我蠻感冒,雖然還不至於到想吐的地步,但我對一切鎂光燈下骤然而興政治正確正義凜然的活動總是缺乏好感. 我跟學姐說,這活動讓我想開罵,就算給我錢我也不會參加這樣的遊行,但同樣是樂生,阿忠的一人聖經卻讓我默然.</text:span></text:p>
      <text:p text:style-name="P3"><text:span text:style-name="T1">我知道別人又要講一些什麼 "效果" 的事,"你這樣做沒效啦" 等等. 可這幾年,隨著家人的生老病死,我常在想一個問題,人能有什麼資格講什麼效果或希望呢?</text:span></text:p>
      <text:p text:style-name="P3"><text:span text:style-name="T1">希望不屬於人,而屬於天,人類是不可能懷抱希望的,就好像人類不可能懷抱上帝一樣. 唯有走到絕望,當一切都註定無效無用無意義時,或許希望才會向我們顯現.</text:span></text:p>
      <text:p text:style-name="P3"><text:span text:style-name="T1">林義雄很喜歡講喜馬拉雅山一隻鸚鵡的故事,牠逃離森林大火,但不忍同伴受苦,於是以羽毛沾水,往返火場上空,反覆灑水. 但火燄遍野,那一點水滅得了火嗎? 當然不可能. 失敗是絕對必然的. 但這隻小鸚鵡的終將絕望,或許才有希望.</text:span></text:p>
      <text:p text:style-name="P3"><text:span text:style-name="T1">"希望" 不可能被你擁有,唯有當你廢棄希望,走入一片黑暗,希望的光才會從天邊傳來,但那光跟你一點關係都沒有,它不是你所能懷抱.</text:span></text:p>
      <text:p text:style-name="P3"><text:span text:style-name="T1">懷著希望做事有什麼了不起呢? 那就像生意人做生意一樣,只要打打算盤便知勝算若干. 這不叫希望,這只是一種盤算. 唯有徹底絕望但仍執迷,一片黑暗的盡頭,方有希望的光.</text:span></text:p>
      <text:p text:style-name="P3"><text:span text:style-name="T1">在彰基急診值班實習時,曾遇到一次高速公路大車禍,死傷慘重,一堆人被送來急救,其中有個人,身首異處,可以說是頭先被捧著進急診室,然後身體才接著送進來. 蒼白的屍首,血已流乾,這樣還需要急救嗎? 當然不需要. 可是,家屬卻撲通下跪,哭求醫師盡力搶救. 但誰能搶救一個身首異處的死者?</text:span></text:p>
      <text:p text:style-name="P3"><text:span text:style-name="T1">往事悠悠,十幾二十年來有時想起,我彷彿隱約能體會什麼叫做希望. 希望就是絕望,人不可能懷抱希望,但他能感到絕望,黑暗的深處有著光,就好像理性的盡頭才是信仰的開端.</text:span><text:span text:style-name="T3"><text:line-break/></text:span></text:p>
      <text:p text:style-name="P1"><text:span text:style-name="T1">睡觉的番薯 | 2007.04.16 20:35 | </text:span><text:span text:style-name="T2">#</text:span></text:p>
      <text:p text:style-name="P2"><text:span text:style-name="T1">获悉董事长经受了如此的病痛折磨，内心深处涌出一件往事，写在这里就当是对兄长的问候和祝福：上世纪末老弟经历了一次严重车祸，交警和随后赶来的友人见到当时的惨状无不斩钉截铁的说：“大难不死，必有后福”。伤好以后，老弟每想起这句话，总觉得自己此后的生命都是在享福……</text:span><text:span text:style-name="T3"><text:line-break/></text:span><text:span text:style-name="T1">谢谢怡靜将英译歌词加上页面。离港前夜我在Fringe Club见到了郭達年，随和而充满善意的一个人。之前独立媒体的朋友阿忠给我介绍过黑鸟乐团的唱片，其中一首南管伴奏的《香港史话》在我听来极为震撼。</text:span><text:span text:style-name="T3"><text:line-break/></text:span><text:span text:style-name="T1">谢谢翠容！本应坐在电脑前安心写字，无奈</text:span><text:span text:style-name="T4">杂</text:span><text:span text:style-name="T1">事缠身，今日才有机会续写写了一半的音乐节文字。</text:span></text:p>
      <text:p text:style-name="P1"><text:span text:style-name="T1">chui yung | 2007.04.13 17:54 | </text:span><text:span text:style-name="T2">#</text:span></text:p>
      <text:p text:style-name="P3"><text:span text:style-name="T1">My phone number in Taiwan is:</text:span></text:p>
      <text:p text:style-name="P3"><text:span text:style-name="T1">0920409788</text:span></text:p>
      <text:p text:style-name="P3"><text:span text:style-name="T1">i will attend the protest for Losheng on 15th april, this Sunday. Hope to meet any of you during my stay.</text:span></text:p>
      <text:p text:style-name="P1"><text:span text:style-name="T1">陳真 | 2007.04.13 01:00 | </text:span><text:span text:style-name="T2">#</text:span></text:p>
      <text:p text:style-name="P2"><text:span text:style-name="T1">各位所敬愛的董事長差點與各位精神長相左右,最近肺炎沒死,接著又盲腸炎緊急開刀,肚子挖了三個洞,目前尚有兩個洞仍在努力癒合中(但我已恢復上班一周,很猛吧?),短期內大概仍然忙碌不堪而難以脫身.</text:span></text:p>
      <text:p text:style-name="P2"><text:span text:style-name="T1">(但我不是要暗示各位來探望,小病一樁何足掛齒,等喪禮時再來就行.)(還有,用了十年的hc228那個email地址不能用了,公家给的email也不好用,往後就請用 emirchen@gmail.com 應該從此以後不會再改地址了)</text:span></text:p>
      <text:p text:style-name="P2"><text:span text:style-name="T1">雖然龍體違和,但學姐依然命令我抱病上台來回應,她說要不要派巴勒網台北特派員懷軒出面與翠容碰面?! 若懷軒也忙,那恐怕就得等下次咱們去香港見了. 謝謝翠容.</text:span></text:p>
      <text:p text:style-name="P2"><text:span text:style-name="T1">至於睡覺的蕃薯,老哥千言萬語一下講不出話來,但已經用眼睛輕輕寫上.</text:span></text:p>
      <text:p text:style-name="P2"><text:span text:style-name="T1">生前絕望的人總愛說死後的希望,但假若生前死後同樣無望,假若所作所為毫無價值,假若永恆的黑夜註定降臨,假若他知道這一切,但依然執迷,依然做那無望可笑毫無意義的舉動,一個人若癡迷若此,他將讓我熱淚盈眶.</text:span></text:p>
      <text:p text:style-name="P1"><text:span text:style-name="T1">翠容 | 2007.04.11 19:35 | </text:span><text:span text:style-name="T2">#</text:span></text:p>
      <text:p text:style-name="P3"><text:span text:style-name="T1">何力及巴勒斯坦網同工︰</text:span></text:p>
      <text:p text:style-name="P3"><text:span text:style-name="T1">和平音樂會的照片及錄影光碟已製作出來，馬上會寄給何力你，也會給一份巴勒斯坦網。而我將在4月14至16日在台北，不知會否有機會與巴勒斯坦網同工見面？</text:span></text:p>
      <text:p text:style-name="P1"><text:span text:style-name="T1">怡靜 | 2007.04.11 13:08 | </text:span><text:span text:style-name="T2">#</text:span></text:p>
      <text:p text:style-name="P2"><text:span text:style-name="T1">謝謝何力提供的英譯歌詞（還有翻譯的周兆祥博士)，我已經把英譯歌詞加到為了若雪的歌唱頁面。附帶一提，看到何力留言提到的那首歌《宣言》，詞曲是郭達年做的，郭達年是我很喜歡的一位音樂人，尤其是他的黑鳥樂團，有興趣的朋友可以找來聽聽。</text:span></text:p>
      <text:p text:style-name="P1"><text:span text:style-name="T1">睡觉的番薯 | 2007.04.11 01:19 | </text:span><text:span text:style-name="T2">#</text:span></text:p>
      <text:p text:style-name="P3"><text:span text:style-name="T3"><text:line-break/></text:span><text:span text:style-name="T1">Songs for Rachel Corrie</text:span></text:p>
      <text:p text:style-name="P3"><text:span text:style-name="T1">Song and lyric: Heli （何力）</text:span><text:span text:style-name="T3"><text:line-break/></text:span><text:span text:style-name="T1">English translation: Simon S.C. Chau （周兆祥）</text:span><text:span text:style-name="T3"><text:line-break/></text:span></text:p>
      <text:p text:style-name="P3"><text:span text:style-name="T1">THE FIRST SONG</text:span></text:p>
      <text:p text:style-name="P3"><text:span text:style-name="T1">I’ve eaten so many years’ food, and worn out so many clothes;</text:span><text:span text:style-name="T3"><text:line-break/></text:span><text:span text:style-name="T1">Let me sing to thank mum and dad for these gifts.</text:span><text:span text:style-name="T3"><text:line-break/></text:span><text:span text:style-name="T1">I’ve gone to school so many years, and spent happy days of youth;</text:span><text:span text:style-name="T3"><text:line-break/></text:span><text:span text:style-name="T1">Let me sing to thank my teachers for their guidance.</text:span></text:p>
      <text:p text:style-name="P3"><text:span text:style-name="T1">People on this planet who love you</text:span><text:span text:style-name="T3"><text:line-break/></text:span><text:span text:style-name="T1">Planted seeds of goodness and brightness inside.</text:span><text:span text:style-name="T3"><text:line-break/></text:span><text:span text:style-name="T1">So that every loved one in your heart</text:span><text:span text:style-name="T3"><text:line-break/></text:span><text:span text:style-name="T1">Will harvest happiness and sunshine.</text:span></text:p>
      <text:p text:style-name="P3"><text:span text:style-name="T1">I’ve traveled through many countries, both foreign and home to me;</text:span><text:span text:style-name="T3"><text:line-break/></text:span><text:span text:style-name="T1">Let me sing to thank the earth for her nourishment.</text:span><text:span text:style-name="T3"><text:line-break/></text:span><text:span text:style-name="T1">This kind of a life bores me, it’s mere existence and death;</text:span><text:span text:style-name="T3"><text:line-break/></text:span><text:span text:style-name="T1">Now let me sing this song, and to life’s serendipity.</text:span></text:p>
      <text:p text:style-name="P3"><text:span text:style-name="T1">Every being on this planet</text:span><text:span text:style-name="T3"><text:line-break/></text:span><text:span text:style-name="T1">Rushing around so busy;</text:span><text:span text:style-name="T3"><text:line-break/></text:span><text:span text:style-name="T1">Have those who died in anger</text:span><text:span text:style-name="T3"><text:line-break/></text:span><text:span text:style-name="T1">Found their paradise?</text:span></text:p>
      <text:p text:style-name="P3"><text:span text:style-name="T1">For every one who loves humanity and each other</text:span><text:span text:style-name="T3"><text:line-break/></text:span><text:span text:style-name="T1">Let me sing to spread the energies in my heart.</text:span><text:span text:style-name="T3"><text:line-break/></text:span><text:span text:style-name="T1">For every year I survive in silence</text:span><text:span text:style-name="T3"><text:line-break/></text:span><text:span text:style-name="T1">I sing to air our joy and sorrow.</text:span><text:span text:style-name="T3"><text:line-break/></text:span><text:span text:style-name="T1">People who departed from this planet</text:span><text:span text:style-name="T3"><text:line-break/></text:span><text:span text:style-name="T1">Left behind such beautiful dreams.</text:span><text:span text:style-name="T3"><text:line-break/></text:span><text:span text:style-name="T1">The future awaiting you and me</text:span><text:span text:style-name="T3"><text:line-break/></text:span><text:span text:style-name="T1">Comes with so much frustration and hope.</text:span></text:p>
      <text:p text:style-name="P4"><text:span text:style-name="T1"/></text:p>
      <text:p text:style-name="P3"><text:span text:style-name="T3"><text:line-break/></text:span><text:span text:style-name="T1">BROTHERS</text:span></text:p>
      <text:p text:style-name="P3"><text:span text:style-name="T1">The monkey felt horrified</text:span><text:span text:style-name="T3"><text:line-break/></text:span><text:span text:style-name="T1">And broke down in tears</text:span><text:span text:style-name="T3"><text:line-break/></text:span><text:span text:style-name="T1">For he heard the chicken crying for help</text:span><text:span text:style-name="T3"><text:line-break/></text:span><text:span text:style-name="T1">Killed as a warning to the monkeys.</text:span><text:span text:style-name="T3"><text:line-break/></text:span><text:span text:style-name="T1">Brothers, brothers….</text:span></text:p>
      <text:p text:style-name="P3"><text:span text:style-name="T1">“All animals on earth are relatives”,</text:span><text:span text:style-name="T3"><text:line-break/></text:span><text:span text:style-name="T1">Some one murmured to himself</text:span><text:span text:style-name="T3"><text:line-break/></text:span><text:span text:style-name="T1">As he heard the chicken crying for help</text:span><text:span text:style-name="T3"><text:line-break/></text:span><text:span text:style-name="T1">Killed as a warning to the monkeys.</text:span></text:p>
      <text:p text:style-name="P3"><text:span text:style-name="T1">Brothers, brothers….</text:span></text:p>
      <text:p text:style-name="P4"><text:span text:style-name="T1"/></text:p>
      <text:p text:style-name="P3"><text:span text:style-name="T3"><text:line-break/></text:span><text:span text:style-name="T1">ALONG THE ROAD</text:span></text:p>
      <text:p text:style-name="P3"><text:span text:style-name="T1">Alone I walk along the road</text:span><text:span text:style-name="T3"><text:line-break/></text:span><text:span text:style-name="T1">As you appear in front,</text:span><text:span text:style-name="T3"><text:line-break/></text:span><text:span text:style-name="T1">Alone I walk towards afar</text:span><text:span text:style-name="T3"><text:line-break/></text:span><text:span text:style-name="T1">But you remain in my heart all the time</text:span><text:span text:style-name="T3"><text:line-break/></text:span><text:span text:style-name="T1">Alone in sorrow.</text:span></text:p>
      <text:p text:style-name="P3"><text:span text:style-name="T1">You are the sun kissing my cheek</text:span><text:span text:style-name="T3"><text:line-break/></text:span><text:span text:style-name="T1">Alone in darkness.</text:span><text:span text:style-name="T3"><text:line-break/></text:span><text:span text:style-name="T1">You are the moon shining on my shoulder</text:span><text:span text:style-name="T3"><text:line-break/></text:span><text:span text:style-name="T1">Alone in frustration.</text:span></text:p>
      <text:p text:style-name="P3"><text:span text:style-name="T1">Your beauty arouses hope again in my life</text:span><text:span text:style-name="T3"><text:line-break/></text:span><text:span text:style-name="T1">Desperate in numbness alone.</text:span><text:span text:style-name="T3"><text:line-break/></text:span><text:span text:style-name="T1">Your gentleness melts all metal, garbage, rocks and confusion</text:span><text:span text:style-name="T3"><text:line-break/></text:span><text:span text:style-name="T1">Inside me.</text:span></text:p>
      <text:p text:style-name="P3"><text:span text:style-name="T1">…… ……</text:span><text:span text:style-name="T3"><text:line-break/></text:span><text:span text:style-name="T1">(可登入http://palinfo.habago.org/archives/2005/05/16/11.29.36/收聽)</text:span></text:p>
      <text:p text:style-name="P3"><text:span text:style-name="T1">今天写到CLUB O的和平音乐会。忽然想到将歌词转过来。</text:span><text:span text:style-name="T3"><text:line-break/></text:span><text:span text:style-name="T1">特别感谢周兆祥博士为音乐会翻译了关于若雪的三首歌。</text:span></text:p>
      <text:p text:style-name="P3"><text:span text:style-name="T1">周博士的博客 http://blog.simonchau.hk/?p=201</text:span></text:p>
      <text:p text:style-name="P1"><text:span text:style-name="T1">睡觉的番薯 | 2007.04.08 00:39 | </text:span><text:span text:style-name="T2">#</text:span></text:p>
      <text:p text:style-name="P2"><text:span text:style-name="T1">陈真、鑑慧、怡静等兄长及学姊好！我已经结束了香港的演出活动返回北京。香港朋友们的善意和热情令我久久的感动，犹如身在故乡。感谢翠容安排了此次音乐会和相关活动，她曾在电话里轻描淡写的说“为若雪做点事吧”，但她为此付出的精力和心血非我所预料，所以感激之余，更令今后的我不敢有丝毫懈怠。在港十几天，上网无法打字，但我看到陈真兄和学姊（谢谢学姊）的留言。令陈真兄胸懷激動的关于“笨月亮”的句子也一直在香港陪了我两周后又回到了北京。这也是学姊听了电台节目，感受到的善意和熱情，說不出的無形聯結吧！我的内心实在是充盈了感激。</text:span></text:p>
      <text:p text:style-name="P2"><text:span text:style-name="T1">我在写这次行程的相关文字，关于和平音乐会的照片和DVD影碟，翠容和香港大学应该也会在近期寄出。</text:span></text:p>
      <text:p text:style-name="P2"><text:span text:style-name="T1">附一首香港著名音乐人BILLY（孔繁强）为支持我们的和平音乐会当晚光临现场演唱的歌曲——</text:span></text:p>
      <text:p text:style-name="P2"><text:span text:style-name="T1">《宣言》</text:span><text:span text:style-name="T3"><text:line-break/></text:span><text:span text:style-name="T1">词曲：郭達年</text:span></text:p>
      <text:p text:style-name="P2"><text:span text:style-name="T1">天地是我的父母，世界是我的鄉土，</text:span><text:span text:style-name="T3"><text:line-break/></text:span><text:span text:style-name="T1">亞洲，非洲還是歐洲，全部在我心裡的懷抱.......</text:span></text:p>
      <text:p text:style-name="P2"><text:span text:style-name="T1">我要走遍着苍茫大地，荡遍那汪洋河川，</text:span><text:span text:style-name="T3"><text:line-break/></text:span><text:span text:style-name="T1">我是大地的子民，那方不可以是我的归途。</text:span></text:p>
      <text:p text:style-name="P2"><text:span text:style-name="T1">你的皮膚黑，你的皮膚白，你的皮膚黃，</text:span><text:span text:style-name="T3"><text:line-break/></text:span><text:span text:style-name="T1">但我們可以有共同的願望，為這星際間的一丁塵土，建設和諧共存的家鄉.......</text:span></text:p>
      <text:p text:style-name="P1"><text:span text:style-name="T1">陳真 | 2007.04.06 13:43 | </text:span><text:span text:style-name="T2">#</text:span></text:p>
      <text:p text:style-name="P3"><text:span text:style-name="T1">一篇沒作者, 一篇沒出處. 貼文可以,但貼者應做好這些基本的交待.</text:span></text:p>
      <text:p text:style-name="P3"><text:span text:style-name="T1">最好是自己也要說明為何有此一貼,否則別人不知道你究竟為何而貼,是因為寫得爛才貼?(這兩篇都超爛,裝模作樣,不知所云)或因為寫得好? 好在哪? 壞在哪? 貼者應該做個簡單說明,而不是只會貼. 當然,不說明也無妨.一般我們貼東西要大家看,若不開罵,自然是因為寫得好,可我納悶這樣的幾篇爛文章好在哪? 什麼 "猶太人喜歡和中國人比" "非洲人已經開始抱怨中國人隨地吐痰" 等等這些聽起來好像作者頗有閱歷的八卦敘述,十分無聊反智而且充滿傲慢與偏見不是嗎?</text:span></text:p>
      <text:p text:style-name="P1"><text:span text:style-name="T1">仔仔 | 2007.04.06 11:57 | </text:span><text:span text:style-name="T2">#</text:span></text:p>
      <text:p text:style-name="P2"><text:span text:style-name="T1">對不起，那篇文章的作者是林博文先生寫的。</text:span></text:p>
      <text:p text:style-name="P1"><text:span text:style-name="T1">陳真 | 2007.04.06 01:17 | </text:span><text:span text:style-name="T2">#</text:span></text:p>
      <text:p text:style-name="P3"><text:span text:style-name="T1">仔仔貼的這篇沒有作者,難道是社論?</text:span></text:p>
      <text:p text:style-name="P3"><text:span text:style-name="T1">仔仔難道看不出來這是一篇低能庸俗的爛文? 我知道在台灣市面上寫東西如果這樣寫人家會佩服你,說你是學者專家(中時好像特別多).</text:span></text:p>
      <text:p text:style-name="P3"><text:span text:style-name="T1">方法一: 堆砌一堆缺乏認知意義的人名事件或專有名詞等.</text:span><text:span text:style-name="T3"><text:line-break/></text:span><text:span text:style-name="T1">但這樣還不夠厲害. 除了無謂無聊的堆砌之外,你還得進入方法二.</text:span></text:p>
      <text:p text:style-name="P3"><text:span text:style-name="T1">方法二: 以一種雅痞式的不在乎口吻說出.簡單說就是要表示你對這些東西很熟,彷彿連當事人都跟你稱兄道弟似的.</text:span></text:p>
      <text:p text:style-name="P3"><text:span text:style-name="T1">反正就是要用一種故做不在乎狀的語氣和態度說出,讓人以為你眼界遠高於此,於是你很不在乎,充滿高度,充滿輕膩,充滿主觀評價及修辭,就像在講一個老朋友或老情敵那樣.</text:span></text:p>
      <text:p text:style-name="P3"><text:span text:style-name="T1">可這只能欺瞞半票讀者不是嗎? 沒營養就是沒營養.</text:span></text:p>
      <text:p text:style-name="P3"><text:span text:style-name="T1">一就說一,二就說二,人的理性不會比這更高深了.</text:span></text:p>
      <text:p text:style-name="P1"><text:span text:style-name="T1">仔仔 | 2007.04.01 23:33 | </text:span><text:span text:style-name="T2">#</text:span></text:p>
      <text:p text:style-name="P2"><text:span text:style-name="T1">吊死哈珊 布希如願代父報仇</text:span></text:p>
      <text:p text:style-name="P2"><text:span text:style-name="T1">2007.01.02　 中國時報</text:span></text:p>
      <text:p text:style-name="P2"><text:span text:style-name="T1">布希終於如願以償了！</text:span><text:span text:style-name="T3"><text:line-break/><text:line-break/></text:span><text:span text:style-name="T1">美國侵略伊拉克的真正動機是推翻哈珊，最好是打死他。如今占領伊拉克的美國透過她所操縱而由什葉族所控制的所謂伊拉克法庭把哈珊殺掉了。布希終於報了哈珊企圖暗殺老布希之仇。布希公開說過好幾遍：「這個人想要刺殺我父親。」</text:span><text:span text:style-name="T3"><text:line-break/></text:span><text:span text:style-name="T1">在十幾萬伊拉克人慘死，數百萬家園被毀、數百萬人逃亡和逾三千名美軍陣亡的大慘劇後，布希終於達到了為父報仇、為美國新保守派落實帝國擴張的夢想。難怪躲在德州僻野農莊度假的布希盛贊哈珊之死是「一個重要的里程碑」。</text:span><text:span text:style-name="T3"><text:line-break/></text:span><text:span text:style-name="T1">哈珊的「審判」，從頭到尾都是由美國在幕後操盤指使，連一些中間派的媒體和學者也都承認這一點。目前的伊拉克政府完全是美國的傀儡，伊拉克司法系統亦聽命於美國。伊拉克雖有所謂民選的國會，還有所謂憲法，但伊拉克的真正主子是美國，就像中國抗戰時代的汪精衛政權，她也有政府機構和制度、法律，但其主子是日本。 占伊拉克人口六○％的什葉族現在是當權派。哈珊的遜尼族占三○％人口，過去二、三十年欺凌什葉族和庫德族，在哈珊的鐵腕統治下，伊拉克至少還能維持安全與穩定的局面，種族與宗派仇殺事件亦不像今天那樣嚴重。什葉族當權派幫布希幹掉了哈珊，也就是說真正處死哈珊的不是把他套上絞繩的幾個蒙面劊子手，而是布希政府。</text:span><text:span text:style-name="T3"><text:line-break/><text:line-break/></text:span><text:span text:style-name="T1">如果哈珊的被控罪名（違反人道、謀殺）可以成立的話，古往今來有多少統治者都應該被處死。一九四六年一月十日中共代表周恩來在政協會議上繼蔣介石發言，他說：「我們伸出友誼之手，握染有我們同志的血之手……。」中共認為蔣殺了不少人，那殺人整人更多上千萬倍的毛澤東呢？是不是也早應被處死？其他如大恐怖者史達林、小恐怖者金日成父子等獨夫呢？美國為什麼不敢出兵替天行道？哈珊也許只能怪自己訓練的軍隊太弱，戰力太差，養兵千日竟連有效的防禦和抵抗都無從發揮，而只會在沙漠上抱頭鼠竄。 然而，布希推倒哈珊不僅不能夠創建一個安全穩定的政府，反而在兩河流域上製造了一個血腥之國。同樣的道理，布希藉伊拉克傀儡吊死哈珊，不但無法平息內亂，更使伊拉克和整個中東走向完全不可知的未來。布希侵伊的終極目的是要處死哈珊，結果侵伊行動卻為伊拉克人民和美國帶來惡報（come home to roost）。</text:span></text:p>
      <text:p text:style-name="P2"><text:span text:style-name="T1">最近一些外交學者提到一個問題：布希如未侵伊，美國這個時候亦極可能在世界上的某個地區打仗，美國外交史上就證明美國總是閒不住，習慣性地會在海外尋覓熱點，進行砲艦外交。前紐約時報總編輯兼專欄作家傑姆士．雷斯頓於一九八九年秋冬八十歲生日接受訪問時即指出，美國外交史上出現過孤立主義者，但也常有一批人總喜歡到處興風作浪（to do everything every where），以展示美國的國力，如冷戰時代的國務卿杜勒斯以及甘迺迪和詹森時代出身常春藤盟校的一群「出類拔萃」（the best and the brightest）的鷹派。</text:span></text:p>
      <text:p text:style-name="P2"><text:span text:style-name="T1">布希常把自己和杜魯門相比，因老杜當年在羅斯福的巨大陰影下繼任，韓戰又打得不順，民調極低，幾十年後始獲史家和新民調平反，布希自認他也會和老杜一樣。一群歷史學者和傳記作家異口同聲對布希說：「你差遠了！」他們認為布希最像越戰時代的詹森。詹森到任期尾聲仍堅持美國會打贏越戰，但他自己撐不下去，終在敝精勞神之下黯然放棄競選連任返回德州牧場，每天抽煙喝酒大吃，退休四年即死，只活了六十四歲，遠遜福特的九十三歲。</text:span></text:p>
      <text:p text:style-name="P2"><text:span text:style-name="T1">布希也許會比詹森長命，因為他是個沒有腦力、不會思考的大蠢蛋。他最近向媒體說他每天晚上都睡得飽飽的，也不會失眠，伊拉克每天死傷無數似乎跟他無關。第一夫人蘿拉說布希每天看一點球賽，「不想擔心太多」。詹森在越戰時代常睡不著覺，老是從床上爬起來凝視越南地圖或從地圖上挑幾個城市叫空軍去炸一炸。</text:span></text:p>
      <text:p text:style-name="P2"><text:span text:style-name="T1">和布希見過面的學者和資深媒體人都有一個共同感覺：這個人太缺乏好奇心。美國的命運被布希這樣的人主宰，是美國的大悲哀！伊拉克被他蹂躪得國不成國，每個月有十萬人向外逃，他還「睡得飽飽的」，前幾天還說美國會打贏伊戰。斯人也而有斯疾也，伊拉克人和美國人真是倒楣透了，但更倒楣的是哈珊。如說伊拉克獨夫哈珊死於美國獨夫布希之手，一點也不過分。</text:span><text:span text:style-name="T3"><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